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CacheConfig.isCacheFil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acheConfig.setCacheFileEnabled( boolean isCacheFile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